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4.21821428571429cm"/>
    </style:style>
    <style:style style:name="co3" style:family="table-column">
      <style:table-column-properties fo:break-before="auto" style:column-width="2.91797619047619cm"/>
    </style:style>
    <style:style style:name="co4" style:family="table-column">
      <style:table-column-properties fo:break-before="auto" style:column-width="2.78190476190476cm"/>
    </style:style>
    <style:style style:name="co5" style:family="table-column">
      <style:table-column-properties fo:break-before="auto" style:column-width="2.2527380952381cm"/>
    </style:style>
    <style:style style:name="co6" style:family="table-column">
      <style:table-column-properties fo:break-before="auto" style:column-width="6.93964285714286cm"/>
    </style:style>
    <style:style style:name="co7" style:family="table-column">
      <style:table-column-properties fo:break-before="auto" style:column-width="1.9352380952381cm"/>
    </style:style>
    <style:style style:name="ro1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1">
            <text:p>Problem Name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Optimal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td Dev</text:p>
          </table:table-cell>
          <table:table-cell office:value-type="string" table:style-name="ce1">
            <text:p>Std error</text:p>
          </table:table-cell>
          <table:table-cell office:value-type="string" table:style-name="ce1">
            <text:p>Time (in seconds)</text:p>
          </table:table-cell>
          <table:table-cell office:value-type="string" table:style-name="ce1">
            <text:p>%full model</text:p>
          </table:table-cell>
          <table:table-cell office:value-type="string" table:style-name="ce1">
            <text:p>heuristic for 01</text:p>
          </table:table-cell>
          <table:table-cell office:value-type="string" table:style-name="ce1">
            <text:p>States</text:p>
          </table:table-cell>
          <table:table-cell office:value-type="string" table:style-name="ce1">
            <text:p>Actions</text:p>
          </table:table-cell>
          <table:table-cell office:value-type="string" table:style-name="ce1">
            <text:p>Time Savings</text:p>
          </table:table-cell>
          <table:table-cell office:value-type="string" table:style-name="ce1">
            <text:p>Cost Difference (%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LAO</text:p>
          </table:table-cell>
          <table:table-cell office:value-type="float" office:value="11.24" table:style-name="ce1">
            <text:p>11.24</text:p>
          </table:table-cell>
          <table:table-cell office:value-type="float" office:value="11.53" table:style-name="ce1">
            <text:p>11.53</text:p>
          </table:table-cell>
          <table:table-cell office:value-type="float" office:value="2.41" table:style-name="ce1">
            <text:p>2.41</text:p>
          </table:table-cell>
          <table:table-cell table:style-name="ce1"/>
          <table:table-cell office:value-type="float" office:value="0.63" table:style-name="ce1">
            <text:p>0.63</text:p>
          </table:table-cell>
          <table:table-cell table:number-columns-repeated="2" table:style-name="ce1"/>
          <table:table-cell office:value-type="float" office:value="400270" table:style-name="ce1">
            <text:p>400270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Det(MLOD)</text:p>
          </table:table-cell>
          <table:table-cell office:value-type="float" office:value="10" table:style-name="ce1">
            <text:p>10</text:p>
          </table:table-cell>
          <table:table-cell office:value-type="float" office:value="15.4" table:style-name="ce1">
            <text:p>15.4</text:p>
          </table:table-cell>
          <table:table-cell office:value-type="float" office:value="5.17" table:style-name="ce1">
            <text:p>5.17</text:p>
          </table:table-cell>
          <table:table-cell table:style-name="ce1"/>
          <table:table-cell office:value-type="float" office:value="0.18099999999999999" table:style-name="ce1">
            <text:p>0.181</text:p>
          </table:table-cell>
          <table:table-cell table:number-columns-repeated="2" table:style-name="ce1"/>
          <table:table-cell office:value-type="float" office:value="400270" table:style-name="ce1">
            <text:p>400270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01 RM</text:p>
          </table:table-cell>
          <table:table-cell office:value-type="float" office:value="10.119999999999999" table:style-name="ce1">
            <text:p>10.12</text:p>
          </table:table-cell>
          <table:table-cell office:value-type="float" office:value="11.38" table:style-name="ce1">
            <text:p>11.38</text:p>
          </table:table-cell>
          <table:table-cell office:value-type="float" office:value="2.1" table:style-name="ce1">
            <text:p>2.1</text:p>
          </table:table-cell>
          <table:table-cell table:style-name="ce1"/>
          <table:table-cell office:value-type="float" office:value="0.40300000000000002" table:style-name="ce1">
            <text:p>0.403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&lt;5</text:p>
          </table:table-cell>
          <table:table-cell office:value-type="float" office:value="400270" table:style-name="ce1">
            <text:p>400270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LAO</text:p>
          </table:table-cell>
          <table:table-cell office:value-type="float" office:value="13.83" table:style-name="ce1">
            <text:p>13.83</text:p>
          </table:table-cell>
          <table:table-cell office:value-type="float" office:value="13.72" table:style-name="ce1">
            <text:p>13.72</text:p>
          </table:table-cell>
          <table:table-cell office:value-type="float" office:value="1.43" table:style-name="ce1">
            <text:p>1.43</text:p>
          </table:table-cell>
          <table:table-cell table:style-name="ce1"/>
          <table:table-cell office:value-type="float" office:value="3.39" table:style-name="ce1">
            <text:p>3.39</text:p>
          </table:table-cell>
          <table:table-cell table:number-columns-repeated="2" table:style-name="ce1"/>
          <table:table-cell office:value-type="float" office:value="1364392" table:style-name="ce1">
            <text:p>1364392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Det (MLOD)</text:p>
          </table:table-cell>
          <table:table-cell office:value-type="float" office:value="12" table:style-name="ce1">
            <text:p>12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6.6" table:style-name="ce1">
            <text:p>6.6</text:p>
          </table:table-cell>
          <table:table-cell table:style-name="ce1"/>
          <table:table-cell office:value-type="float" office:value="0.97" table:style-name="ce1">
            <text:p>0.97</text:p>
          </table:table-cell>
          <table:table-cell table:number-columns-repeated="2" table:style-name="ce1"/>
          <table:table-cell office:value-type="float" office:value="1364392" table:style-name="ce1">
            <text:p>1364392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01 RM</text:p>
          </table:table-cell>
          <table:table-cell office:value-type="float" office:value="12.25" table:style-name="ce1">
            <text:p>12.25</text:p>
          </table:table-cell>
          <table:table-cell office:value-type="float" office:value="13.78" table:style-name="ce1">
            <text:p>13.78</text:p>
          </table:table-cell>
          <table:table-cell office:value-type="float" office:value="1.52" table:style-name="ce1">
            <text:p>1.52</text:p>
          </table:table-cell>
          <table:table-cell table:style-name="ce1"/>
          <table:table-cell office:value-type="float" office:value="1.54" table:style-name="ce1">
            <text:p>1.54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&lt;5</text:p>
          </table:table-cell>
          <table:table-cell office:value-type="float" office:value="1364392" table:style-name="ce1">
            <text:p>1364392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LAO</text:p>
          </table:table-cell>
          <table:table-cell office:value-type="float" office:value="26.34" table:style-name="ce1">
            <text:p>26.34</text:p>
          </table:table-cell>
          <table:table-cell office:value-type="float" office:value="25.93" table:style-name="ce1">
            <text:p>25.93</text:p>
          </table:table-cell>
          <table:table-cell office:value-type="float" office:value="5.52" table:style-name="ce1">
            <text:p>5.52</text:p>
          </table:table-cell>
          <table:table-cell table:style-name="ce1"/>
          <table:table-cell office:value-type="float" office:value="0.18" table:style-name="ce1">
            <text:p>0.18</text:p>
          </table:table-cell>
          <table:table-cell table:number-columns-repeated="2" table:style-name="ce1"/>
          <table:table-cell office:value-type="float" office:value="92909" table:style-name="ce1">
            <text:p>92909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Det (MLOD)</text:p>
          </table:table-cell>
          <table:table-cell office:value-type="float" office:value="19" table:style-name="ce1">
            <text:p>19</text:p>
          </table:table-cell>
          <table:table-cell office:value-type="float" office:value="36.71" table:style-name="ce1">
            <text:p>36.71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office:value-type="float" office:value="8.5999999999999993E-2" table:style-name="ce1">
            <text:p>0.086</text:p>
          </table:table-cell>
          <table:table-cell table:number-columns-repeated="2" table:style-name="ce1"/>
          <table:table-cell office:value-type="float" office:value="92909" table:style-name="ce1">
            <text:p>92909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01 RM</text:p>
          </table:table-cell>
          <table:table-cell office:value-type="float" office:value="20.329999999999998" table:style-name="ce1">
            <text:p>20.33</text:p>
          </table:table-cell>
          <table:table-cell office:value-type="float" office:value="35.869999999999997" table:style-name="ce1">
            <text:p>35.87</text:p>
          </table:table-cell>
          <table:table-cell office:value-type="float" office:value="11.07" table:style-name="ce1">
            <text:p>11.07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0.88" table:style-name="ce1">
            <text:p>0.88</text:p>
          </table:table-cell>
          <table:table-cell office:value-type="string" table:style-name="ce1">
            <text:p>&lt;5</text:p>
          </table:table-cell>
          <table:table-cell office:value-type="float" office:value="92909" table:style-name="ce1">
            <text:p>92909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LAO</text:p>
          </table:table-cell>
          <table:table-cell office:value-type="float" office:value="11.24" table:style-name="ce1">
            <text:p>11.24</text:p>
          </table:table-cell>
          <table:table-cell office:value-type="float" office:value="11.53" table:style-name="ce1">
            <text:p>11.53</text:p>
          </table:table-cell>
          <table:table-cell office:value-type="float" office:value="2.41" table:style-name="ce1">
            <text:p>2.41</text:p>
          </table:table-cell>
          <table:table-cell office:value-type="float" office:value="0.24100000000000002" table:formula="of:=[.E16]/10" table:style-name="ce1">
            <text:p>0.241</text:p>
          </table:table-cell>
          <table:table-cell office:value-type="float" office:value="0.63" table:style-name="ce1">
            <text:p>0.63</text:p>
          </table:table-cell>
          <table:table-cell table:number-columns-repeated="2" table:style-name="ce1"/>
          <table:table-cell office:value-type="float" office:value="400270" table:style-name="ce1">
            <text:p>400270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Det(MLOD)</text:p>
          </table:table-cell>
          <table:table-cell office:value-type="float" office:value="10" table:style-name="ce1">
            <text:p>10</text:p>
          </table:table-cell>
          <table:table-cell office:value-type="float" office:value="15.4" table:style-name="ce1">
            <text:p>15.4</text:p>
          </table:table-cell>
          <table:table-cell office:value-type="float" office:value="5.17" table:style-name="ce1">
            <text:p>5.17</text:p>
          </table:table-cell>
          <table:table-cell office:value-type="float" office:value="0.51700000000000002" table:formula="of:=[.E17]/10" table:style-name="ce1">
            <text:p>0.517</text:p>
          </table:table-cell>
          <table:table-cell office:value-type="float" office:value="0.18099999999999999" table:style-name="ce1">
            <text:p>0.181</text:p>
          </table:table-cell>
          <table:table-cell table:number-columns-repeated="2" table:style-name="ce1"/>
          <table:table-cell office:value-type="float" office:value="400270" table:style-name="ce1">
            <text:p>400270</text:p>
          </table:table-cell>
          <table:table-cell office:value-type="float" office:value="9" table:style-name="ce1">
            <text:p>9</text:p>
          </table:table-cell>
          <table:table-cell office:value-type="float" office:value="71.269841269841265" table:formula="of:=([.G16]-[.G17])/[.G16] *100" table:style-name="ce1">
            <text:p>71.26984127</text:p>
          </table:table-cell>
          <table:table-cell office:value-type="float" office:value="37.010676156583635" table:formula="of:=([.D17]-[.C16])/[.C16]*100" table:style-name="ce1">
            <text:p>37.010676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ALLD</text:p>
          </table:table-cell>
          <table:table-cell office:value-type="float" office:value="10" table:style-name="ce1">
            <text:p>10</text:p>
          </table:table-cell>
          <table:table-cell office:value-type="float" office:value="13.94" table:style-name="ce1">
            <text:p>13.94</text:p>
          </table:table-cell>
          <table:table-cell office:value-type="float" office:value="4.96" table:style-name="ce1">
            <text:p>4.96</text:p>
          </table:table-cell>
          <table:table-cell office:value-type="float" office:value="0.496" table:formula="of:=[.E18]/10" table:style-name="ce1">
            <text:p>0.496</text:p>
          </table:table-cell>
          <table:table-cell office:value-type="float" office:value="0.18" table:style-name="ce1">
            <text:p>0.18</text:p>
          </table:table-cell>
          <table:table-cell table:number-columns-repeated="4" table:style-name="ce1"/>
          <table:table-cell office:value-type="float" office:value="71.428571428571431" table:formula="of:=([.G16]-[.G18])/[.G16] *100" table:style-name="ce1">
            <text:p>71.42857143</text:p>
          </table:table-cell>
          <table:table-cell office:value-type="float" office:value="24.021352313167252" table:formula="of:=([.D18]-[.C16])/[.C16]*100" table:style-name="ce1">
            <text:p>24.02135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01 RM</text:p>
          </table:table-cell>
          <table:table-cell office:value-type="float" office:value="10.36" table:style-name="ce1">
            <text:p>10.36</text:p>
          </table:table-cell>
          <table:table-cell office:value-type="float" office:value="11.26" table:style-name="ce1">
            <text:p>11.26</text:p>
          </table:table-cell>
          <table:table-cell office:value-type="float" office:value="1.96" table:style-name="ce1">
            <text:p>1.96</text:p>
          </table:table-cell>
          <table:table-cell office:value-type="float" office:value="0.19600000000000001" table:formula="of:=[.E19]/10" table:style-name="ce1">
            <text:p>0.196</text:p>
          </table:table-cell>
          <table:table-cell office:value-type="float" office:value="0.39" table:style-name="ce1">
            <text:p>0.39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&lt;3 and added next+2 to wall</text:p>
          </table:table-cell>
          <table:table-cell office:value-type="float" office:value="400270" table:style-name="ce1">
            <text:p>400270</text:p>
          </table:table-cell>
          <table:table-cell office:value-type="float" office:value="9" table:style-name="ce1">
            <text:p>9</text:p>
          </table:table-cell>
          <table:table-cell office:value-type="float" office:value="38.095238095238095" table:formula="of:=([.G16]-[.G19])/[.G16]*100" table:style-name="ce1">
            <text:p>38.0952381</text:p>
          </table:table-cell>
          <table:table-cell office:value-type="float" office:value="0.17793594306049443" table:formula="of:=([.D19]-[.C16])/[.C16]*100" table:style-name="ce1">
            <text:p>0.1779359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ACRAM</text:p>
          </table:table-cell>
          <table:table-cell office:value-type="float" office:value="10.36" table:style-name="ce1">
            <text:p>10.36</text:p>
          </table:table-cell>
          <table:table-cell office:value-type="float" office:value="11.26" table:style-name="ce1">
            <text:p>11.26</text:p>
          </table:table-cell>
          <table:table-cell office:value-type="float" office:value="1.81" table:style-name="ce1">
            <text:p>1.81</text:p>
          </table:table-cell>
          <table:table-cell office:value-type="float" office:value="0.18099999999999999" table:formula="of:=[.E20]/10" table:style-name="ce1">
            <text:p>0.181</text:p>
          </table:table-cell>
          <table:table-cell office:value-type="float" office:value="0.39" table:style-name="ce1">
            <text:p>0.39</text:p>
          </table:table-cell>
          <table:table-cell office:value-type="float" office:value="0.01" table:style-name="ce1">
            <text:p>0.01</text:p>
          </table:table-cell>
          <table:table-cell office:value-type="string" table:style-name="ce1">
            <text:p>&lt;3 and added next+2 to wall</text:p>
          </table:table-cell>
          <table:table-cell table:number-columns-repeated="2" table:style-name="ce1"/>
          <table:table-cell office:value-type="float" office:value="38.095238095238095" table:formula="of:=([.G16]-[.G20])/[.G16]*100" table:style-name="ce1">
            <text:p>38.0952381</text:p>
          </table:table-cell>
          <table:table-cell office:value-type="float" office:value="0.17793594306049443" table:formula="of:=([.D20]-[.C16])/[.C16] *100" table:style-name="ce1">
            <text:p>0.1779359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FLARES-0</text:p>
          </table:table-cell>
          <table:table-cell office:value-type="float" office:value="10.62" table:style-name="ce1">
            <text:p>10.62</text:p>
          </table:table-cell>
          <table:table-cell office:value-type="float" office:value="11.53" table:style-name="ce1">
            <text:p>11.53</text:p>
          </table:table-cell>
          <table:table-cell office:value-type="float" office:value="2.85" table:style-name="ce1">
            <text:p>2.85</text:p>
          </table:table-cell>
          <table:table-cell office:value-type="float" office:value="0.28500000000000003" table:formula="of:=[.E21]/10" table:style-name="ce1">
            <text:p>0.285</text:p>
          </table:table-cell>
          <table:table-cell office:value-type="float" office:value="0.16" table:style-name="ce1">
            <text:p>0.16</text:p>
          </table:table-cell>
          <table:table-cell table:number-columns-repeated="4" table:style-name="ce1"/>
          <table:table-cell office:value-type="float" office:value="74.603174603174594" table:formula="of:=([.G16]-[.G21])/[.G16]*100" table:style-name="ce1">
            <text:p>74.6031746</text:p>
          </table:table-cell>
          <table:table-cell office:value-type="float" office:value="2.5800711743772164" table:formula="of:=([.D21]-[.C16])/[.C16]*100" table:style-name="ce1">
            <text:p>2.580071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4-error</text:p>
          </table:table-cell>
          <table:table-cell office:value-type="string" table:style-name="ce1">
            <text:p>FLARES-1</text:p>
          </table:table-cell>
          <table:table-cell office:value-type="float" office:value="10.87" table:style-name="ce1">
            <text:p>10.87</text:p>
          </table:table-cell>
          <table:table-cell office:value-type="float" office:value="11.31" table:style-name="ce1">
            <text:p>11.31</text:p>
          </table:table-cell>
          <table:table-cell office:value-type="float" office:value="2.37" table:style-name="ce1">
            <text:p>2.37</text:p>
          </table:table-cell>
          <table:table-cell office:value-type="float" office:value="0.23700000000000002" table:formula="of:=[.E22]/10" table:style-name="ce1">
            <text:p>0.237</text:p>
          </table:table-cell>
          <table:table-cell office:value-type="float" office:value="0.22" table:style-name="ce1">
            <text:p>0.22</text:p>
          </table:table-cell>
          <table:table-cell table:number-columns-repeated="4" table:style-name="ce1"/>
          <table:table-cell office:value-type="float" office:value="65.079365079365076" table:formula="of:=([.G16]-[.G22])/[.G16]*100" table:style-name="ce1">
            <text:p>65.07936508</text:p>
          </table:table-cell>
          <table:table-cell office:value-type="float" office:value="0.62277580071174632" table:formula="of:=([.D22]-[.C16])/[.C16]*100" table:style-name="ce1">
            <text:p>0.6227758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LAO</text:p>
          </table:table-cell>
          <table:table-cell office:value-type="float" office:value="13.72" table:style-name="ce1">
            <text:p>13.72</text:p>
          </table:table-cell>
          <table:table-cell office:value-type="float" office:value="13.72" table:style-name="ce1">
            <text:p>13.72</text:p>
          </table:table-cell>
          <table:table-cell office:value-type="float" office:value="1.43" table:style-name="ce1">
            <text:p>1.43</text:p>
          </table:table-cell>
          <table:table-cell office:value-type="float" office:value="0.14299999999999999" table:formula="of:=[.E24]/10" table:style-name="ce1">
            <text:p>0.143</text:p>
          </table:table-cell>
          <table:table-cell office:value-type="float" office:value="3.39" table:style-name="ce1">
            <text:p>3.39</text:p>
          </table:table-cell>
          <table:table-cell table:number-columns-repeated="2" table:style-name="ce1"/>
          <table:table-cell office:value-type="float" office:value="1364392" table:style-name="ce1">
            <text:p>1364392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Det (MLOD)</text:p>
          </table:table-cell>
          <table:table-cell office:value-type="float" office:value="12" table:style-name="ce1">
            <text:p>12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6.6" table:style-name="ce1">
            <text:p>6.6</text:p>
          </table:table-cell>
          <table:table-cell office:value-type="float" office:value="0.65999999999999992" table:formula="of:=[.E25]/10" table:style-name="ce1">
            <text:p>0.66</text:p>
          </table:table-cell>
          <table:table-cell office:value-type="float" office:value="0.97" table:style-name="ce1">
            <text:p>0.97</text:p>
          </table:table-cell>
          <table:table-cell table:number-columns-repeated="2" table:style-name="ce1"/>
          <table:table-cell office:value-type="float" office:value="1364392" table:style-name="ce1">
            <text:p>1364392</text:p>
          </table:table-cell>
          <table:table-cell office:value-type="float" office:value="9" table:style-name="ce1">
            <text:p>9</text:p>
          </table:table-cell>
          <table:table-cell office:value-type="float" office:value="71.38643067846607" table:formula="of:=([.G24]-[.G25])/[.G24]*100" table:style-name="ce1">
            <text:p>71.38643068</text:p>
          </table:table-cell>
          <table:table-cell office:value-type="float" office:value="26.822157434402317" table:formula="of:=([.D25]-[.C24])/[.C24]*100" table:style-name="ce1">
            <text:p>26.822157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ALLD</text:p>
          </table:table-cell>
          <table:table-cell office:value-type="float" office:value="12" table:style-name="ce1">
            <text:p>12</text:p>
          </table:table-cell>
          <table:table-cell office:value-type="float" office:value="16.920000000000002" table:style-name="ce1">
            <text:p>16.92</text:p>
          </table:table-cell>
          <table:table-cell office:value-type="float" office:value="5.6619999999999999" table:style-name="ce1">
            <text:p>5.662</text:p>
          </table:table-cell>
          <table:table-cell office:value-type="float" office:value="0.56620000000000004" table:formula="of:=[.E26]/10" table:style-name="ce1">
            <text:p>0.5662</text:p>
          </table:table-cell>
          <table:table-cell office:value-type="float" office:value="0.99" table:style-name="ce1">
            <text:p>0.99</text:p>
          </table:table-cell>
          <table:table-cell table:number-columns-repeated="4" table:style-name="ce1"/>
          <table:table-cell office:value-type="float" office:value="70.796460176991161" table:formula="of:=([.G24]-[.G26])/[.G24]*100" table:style-name="ce1">
            <text:p>70.79646018</text:p>
          </table:table-cell>
          <table:table-cell office:value-type="float" office:value="23.32361516034986" table:formula="of:=([.D26]-[.C24])/[.C24]*100" table:style-name="ce1">
            <text:p>23.323615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01 RM</text:p>
          </table:table-cell>
          <table:table-cell office:value-type="float" office:value="12.25" table:style-name="ce1">
            <text:p>12.25</text:p>
          </table:table-cell>
          <table:table-cell office:value-type="float" office:value="13.78" table:style-name="ce1">
            <text:p>13.78</text:p>
          </table:table-cell>
          <table:table-cell office:value-type="float" office:value="1.52" table:style-name="ce1">
            <text:p>1.52</text:p>
          </table:table-cell>
          <table:table-cell office:value-type="float" office:value="0.152" table:formula="of:=[.E27]/10" table:style-name="ce1">
            <text:p>0.152</text:p>
          </table:table-cell>
          <table:table-cell office:value-type="float" office:value="1.54" table:style-name="ce1">
            <text:p>1.54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&lt;5</text:p>
          </table:table-cell>
          <table:table-cell office:value-type="float" office:value="1364392" table:style-name="ce1">
            <text:p>1364392</text:p>
          </table:table-cell>
          <table:table-cell office:value-type="float" office:value="9" table:style-name="ce1">
            <text:p>9</text:p>
          </table:table-cell>
          <table:table-cell office:value-type="float" office:value="54.572271386430685" table:formula="of:=([.G24]-[.G27])/[.G24]*100" table:style-name="ce1">
            <text:p>54.57227139</text:p>
          </table:table-cell>
          <table:table-cell office:value-type="float" office:value="0.43731778425655043" table:formula="of:=([.D27]-[.C24])/[.C24]*100" table:style-name="ce1">
            <text:p>0.4373177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ACARM</text:p>
          </table:table-cell>
          <table:table-cell office:value-type="float" office:value="12.66" table:style-name="ce1">
            <text:p>12.66</text:p>
          </table:table-cell>
          <table:table-cell office:value-type="float" office:value="13.74" table:style-name="ce1">
            <text:p>13.74</text:p>
          </table:table-cell>
          <table:table-cell office:value-type="float" office:value="4.17" table:style-name="ce1">
            <text:p>4.17</text:p>
          </table:table-cell>
          <table:table-cell office:value-type="float" office:value="0.41699999999999998" table:formula="of:=[.E28]/10" table:style-name="ce1">
            <text:p>0.417</text:p>
          </table:table-cell>
          <table:table-cell office:value-type="float" office:value="1.55" table:style-name="ce1">
            <text:p>1.55</text:p>
          </table:table-cell>
          <table:table-cell office:value-type="float" office:value="0.02" table:style-name="ce1">
            <text:p>0.02</text:p>
          </table:table-cell>
          <table:table-cell table:number-columns-repeated="3" table:style-name="ce1"/>
          <table:table-cell office:value-type="float" office:value="54.277286135693217" table:formula="of:=([.G24]-[.G28])/[.G24]*100" table:style-name="ce1">
            <text:p>54.27728614</text:p>
          </table:table-cell>
          <table:table-cell office:value-type="float" office:value="0.14577259475218346" table:formula="of:=([.D28]-[.C24])/[.C24]*100" table:style-name="ce1">
            <text:p>0.1457725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FLARES-0</text:p>
          </table:table-cell>
          <table:table-cell office:value-type="float" office:value="13.02" table:style-name="ce1">
            <text:p>13.02</text:p>
          </table:table-cell>
          <table:table-cell office:value-type="float" office:value="14.15" table:style-name="ce1">
            <text:p>14.15</text:p>
          </table:table-cell>
          <table:table-cell office:value-type="float" office:value="2.23" table:style-name="ce1">
            <text:p>2.23</text:p>
          </table:table-cell>
          <table:table-cell office:value-type="float" office:value="0.223" table:formula="of:=[.E29]/10" table:style-name="ce1">
            <text:p>0.223</text:p>
          </table:table-cell>
          <table:table-cell office:value-type="float" office:value="1.08" table:style-name="ce1">
            <text:p>1.08</text:p>
          </table:table-cell>
          <table:table-cell table:number-columns-repeated="4" table:style-name="ce1"/>
          <table:table-cell office:value-type="float" office:value="68.141592920353972" table:formula="of:=([.G24]-[.G29])/[.G24]*100" table:style-name="ce1">
            <text:p>68.14159292</text:p>
          </table:table-cell>
          <table:table-cell office:value-type="float" office:value="3.1341107871720091" table:formula="of:=([.D29]-[.C24])/[.C24]*100" table:style-name="ce1">
            <text:p>3.1341107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quare-5-error</text:p>
          </table:table-cell>
          <table:table-cell office:value-type="string" table:style-name="ce1">
            <text:p>FLARES-1</text:p>
          </table:table-cell>
          <table:table-cell office:value-type="float" office:value="13.88" table:style-name="ce1">
            <text:p>13.88</text:p>
          </table:table-cell>
          <table:table-cell office:value-type="float" office:value="14.63" table:style-name="ce1">
            <text:p>14.63</text:p>
          </table:table-cell>
          <table:table-cell office:value-type="float" office:value="1.95" table:style-name="ce1">
            <text:p>1.95</text:p>
          </table:table-cell>
          <table:table-cell office:value-type="float" office:value="0.19500000000000001" table:formula="of:=[.E30]/10" table:style-name="ce1">
            <text:p>0.195</text:p>
          </table:table-cell>
          <table:table-cell office:value-type="float" office:value="1.22" table:style-name="ce1">
            <text:p>1.22</text:p>
          </table:table-cell>
          <table:table-cell table:number-columns-repeated="4" table:style-name="ce1"/>
          <table:table-cell office:value-type="float" office:value="64.011799410029496" table:formula="of:=([.G24]-[.G30])/[.G24]*100" table:style-name="ce1">
            <text:p>64.01179941</text:p>
          </table:table-cell>
          <table:table-cell office:value-type="float" office:value="6.6326530612244898" table:formula="of:=([.D30]-[.C24])/[.C24]*100" table:style-name="ce1">
            <text:p>6.63265306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LAO</text:p>
          </table:table-cell>
          <table:table-cell office:value-type="float" office:value="26.34" table:style-name="ce1">
            <text:p>26.34</text:p>
          </table:table-cell>
          <table:table-cell office:value-type="float" office:value="25.93" table:style-name="ce1">
            <text:p>25.93</text:p>
          </table:table-cell>
          <table:table-cell office:value-type="float" office:value="5.52" table:style-name="ce1">
            <text:p>5.52</text:p>
          </table:table-cell>
          <table:table-cell office:value-type="float" office:value="0.55199999999999994" table:formula="of:=[.E32]/10" table:style-name="ce1">
            <text:p>0.552</text:p>
          </table:table-cell>
          <table:table-cell office:value-type="float" office:value="0.18" table:style-name="ce1">
            <text:p>0.18</text:p>
          </table:table-cell>
          <table:table-cell table:number-columns-repeated="2" table:style-name="ce1"/>
          <table:table-cell office:value-type="float" office:value="92909" table:style-name="ce1">
            <text:p>92909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Det (MLOD)</text:p>
          </table:table-cell>
          <table:table-cell office:value-type="float" office:value="19" table:style-name="ce1">
            <text:p>19</text:p>
          </table:table-cell>
          <table:table-cell office:value-type="float" office:value="36.71" table:style-name="ce1">
            <text:p>36.71</text:p>
          </table:table-cell>
          <table:table-cell office:value-type="float" office:value="9.66" table:style-name="ce1">
            <text:p>9.66</text:p>
          </table:table-cell>
          <table:table-cell office:value-type="float" office:value="0.96599999999999997" table:formula="of:=[.E33]/10" table:style-name="ce1">
            <text:p>0.966</text:p>
          </table:table-cell>
          <table:table-cell office:value-type="float" office:value="8.5999999999999993E-2" table:style-name="ce1">
            <text:p>0.086</text:p>
          </table:table-cell>
          <table:table-cell table:number-columns-repeated="2" table:style-name="ce1"/>
          <table:table-cell office:value-type="float" office:value="92909" table:style-name="ce1">
            <text:p>92909</text:p>
          </table:table-cell>
          <table:table-cell office:value-type="float" office:value="9" table:style-name="ce1">
            <text:p>9</text:p>
          </table:table-cell>
          <table:table-cell office:value-type="float" office:value="52.222222222222229" table:formula="of:=([.G32]-[.G33])/[.G32]*100" table:style-name="ce1">
            <text:p>52.22222222</text:p>
          </table:table-cell>
          <table:table-cell office:value-type="float" office:value="39.369779802581625" table:formula="of:=([.D33]-[.C32])/[.C32]*100" table:style-name="ce1">
            <text:p>39.36977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ALLD</text:p>
          </table:table-cell>
          <table:table-cell office:value-type="float" office:value="19" table:style-name="ce1">
            <text:p>19</text:p>
          </table:table-cell>
          <table:table-cell office:value-type="float" office:value="33.840000000000003" table:style-name="ce1">
            <text:p>33.84</text:p>
          </table:table-cell>
          <table:table-cell office:value-type="float" office:value="12.03" table:style-name="ce1">
            <text:p>12.03</text:p>
          </table:table-cell>
          <table:table-cell office:value-type="float" office:value="1.2029999999999998" table:formula="of:=[.E34]/10" table:style-name="ce1">
            <text:p>1.203</text:p>
          </table:table-cell>
          <table:table-cell office:value-type="float" office:value="0.11" table:style-name="ce1">
            <text:p>0.11</text:p>
          </table:table-cell>
          <table:table-cell table:number-columns-repeated="4" table:style-name="ce1"/>
          <table:table-cell office:value-type="float" office:value="38.888888888888886" table:formula="of:=([.G32]-[.G34])/[.G32]*100" table:style-name="ce1">
            <text:p>38.88888889</text:p>
          </table:table-cell>
          <table:table-cell office:value-type="float" office:value="28.473804100227806" table:formula="of:=([.D34]-[.C32])/[.C32]*100" table:style-name="ce1">
            <text:p>28.47380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01 RM</text:p>
          </table:table-cell>
          <table:table-cell office:value-type="float" office:value="20.149999999999999" table:style-name="ce1">
            <text:p>20.15</text:p>
          </table:table-cell>
          <table:table-cell office:value-type="float" office:value="30.38" table:style-name="ce1">
            <text:p>30.38</text:p>
          </table:table-cell>
          <table:table-cell office:value-type="float" office:value="9.3699999999999992" table:style-name="ce1">
            <text:p>9.37</text:p>
          </table:table-cell>
          <table:table-cell office:value-type="float" office:value="0.93699999999999994" table:formula="of:=[.E35]/10" table:style-name="ce1">
            <text:p>0.937</text:p>
          </table:table-cell>
          <table:table-cell office:value-type="float" office:value="0.13" table:style-name="ce1">
            <text:p>0.13</text:p>
          </table:table-cell>
          <table:table-cell office:value-type="float" office:value="1.73" table:style-name="ce1">
            <text:p>1.73</text:p>
          </table:table-cell>
          <table:table-cell office:value-type="string" table:style-name="ce1">
            <text:p>&lt;3 and added next+2 to wall</text:p>
          </table:table-cell>
          <table:table-cell office:value-type="float" office:value="92909" table:style-name="ce1">
            <text:p>92909</text:p>
          </table:table-cell>
          <table:table-cell office:value-type="float" office:value="9" table:style-name="ce1">
            <text:p>9</text:p>
          </table:table-cell>
          <table:table-cell office:value-type="float" office:value="27.777777777777775" table:formula="of:=([.G32]-[.G35])/[.G32]*100" table:style-name="ce1">
            <text:p>27.77777778</text:p>
          </table:table-cell>
          <table:table-cell office:value-type="float" office:value="15.337889141989367" table:formula="of:=([.D35]-[.C32])/[.C32]*100" table:style-name="ce1">
            <text:p>15.337889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ACARM</text:p>
          </table:table-cell>
          <table:table-cell office:value-type="float" office:value="20.18" table:style-name="ce1">
            <text:p>20.18</text:p>
          </table:table-cell>
          <table:table-cell office:value-type="float" office:value="30" table:style-name="ce1">
            <text:p>30</text:p>
          </table:table-cell>
          <table:table-cell office:value-type="float" office:value="8.99" table:style-name="ce1">
            <text:p>8.99</text:p>
          </table:table-cell>
          <table:table-cell office:value-type="float" office:value="0.89900000000000002" table:formula="of:=[.E36]/10" table:style-name="ce1">
            <text:p>0.899</text:p>
          </table:table-cell>
          <table:table-cell office:value-type="float" office:value="0.13" table:style-name="ce1">
            <text:p>0.13</text:p>
          </table:table-cell>
          <table:table-cell office:value-type="float" office:value="1.73" table:style-name="ce1">
            <text:p>1.73</text:p>
          </table:table-cell>
          <table:table-cell table:number-columns-repeated="3" table:style-name="ce1"/>
          <table:table-cell office:value-type="float" office:value="27.777777777777775" table:formula="of:=([.G32]-[.G36])/[.G32]*100" table:style-name="ce1">
            <text:p>27.77777778</text:p>
          </table:table-cell>
          <table:table-cell office:value-type="float" office:value="13.895216400911162" table:formula="of:=([.D36]-[.C32])/[.C32]*100" table:style-name="ce1">
            <text:p>13.89521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FLARES-0</text:p>
          </table:table-cell>
          <table:table-cell office:value-type="float" office:value="21.62" table:style-name="ce1">
            <text:p>21.62</text:p>
          </table:table-cell>
          <table:table-cell office:value-type="float" office:value="33.99" table:style-name="ce1">
            <text:p>33.99</text:p>
          </table:table-cell>
          <table:table-cell office:value-type="float" office:value="10.51" table:style-name="ce1">
            <text:p>10.51</text:p>
          </table:table-cell>
          <table:table-cell office:value-type="float" office:value="1.0509999999999999" table:formula="of:=[.E37]/10" table:style-name="ce1">
            <text:p>1.051</text:p>
          </table:table-cell>
          <table:table-cell office:value-type="float" office:value="7.0000000000000007E-2" table:style-name="ce1">
            <text:p>0.07</text:p>
          </table:table-cell>
          <table:table-cell table:number-columns-repeated="4" table:style-name="ce1"/>
          <table:table-cell office:value-type="float" office:value="61.111111111111107" table:formula="of:=([.G32]-[.G37])/[.G32]*100" table:style-name="ce1">
            <text:p>61.11111111</text:p>
          </table:table-cell>
          <table:table-cell office:value-type="float" office:value="29.043280182232355" table:formula="of:=([.D37]-[.C32])/[.C32]*100" table:style-name="ce1">
            <text:p>29.043280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FLARES-1</text:p>
          </table:table-cell>
          <table:table-cell office:value-type="float" office:value="20.77" table:style-name="ce1">
            <text:p>20.77</text:p>
          </table:table-cell>
          <table:table-cell office:value-type="float" office:value="35.81" table:style-name="ce1">
            <text:p>35.81</text:p>
          </table:table-cell>
          <table:table-cell office:value-type="float" office:value="6.23" table:style-name="ce1">
            <text:p>6.23</text:p>
          </table:table-cell>
          <table:table-cell office:value-type="float" office:value="0.623" table:formula="of:=[.E38]/10" table:style-name="ce1">
            <text:p>0.623</text:p>
          </table:table-cell>
          <table:table-cell office:value-type="float" office:value="0.11" table:style-name="ce1">
            <text:p>0.11</text:p>
          </table:table-cell>
          <table:table-cell table:number-columns-repeated="4" table:style-name="ce1"/>
          <table:table-cell office:value-type="float" office:value="38.888888888888886" table:formula="of:=([.G32]-[.G38])/[.G32]*100" table:style-name="ce1">
            <text:p>38.88888889</text:p>
          </table:table-cell>
          <table:table-cell office:value-type="float" office:value="35.952923310554297" table:formula="of:=([.D38]-[.C32])/[.C32]*100" table:style-name="ce1">
            <text:p>35.95292331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ing-6-error</text:p>
          </table:table-cell>
          <table:table-cell office:value-type="string" table:style-name="ce1">
            <text:p>LAO</text:p>
          </table:table-cell>
          <table:table-cell office:value-type="float" office:value="31.68" table:style-name="ce1">
            <text:p>31.68</text:p>
          </table:table-cell>
          <table:table-cell office:value-type="float" office:value="31.79" table:style-name="ce1">
            <text:p>31.79</text:p>
          </table:table-cell>
          <table:table-cell office:value-type="float" office:value="5.34" table:style-name="ce1">
            <text:p>5.34</text:p>
          </table:table-cell>
          <table:table-cell office:value-type="float" office:value="0.53400000000000003" table:formula="of:=[.E41]/10" table:style-name="ce1">
            <text:p>0.534</text:p>
          </table:table-cell>
          <table:table-cell office:value-type="float" office:value="1.18" table:style-name="ce1">
            <text:p>1.18</text:p>
          </table:table-cell>
          <table:table-cell table:number-columns-repeated="2" table:style-name="ce1"/>
          <table:table-cell office:value-type="float" office:value="345041" table:style-name="ce1">
            <text:p>345041</text:p>
          </table:table-cell>
          <table:table-cell office:value-type="float" office:value="9" table:style-name="ce1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ing-6-error</text:p>
          </table:table-cell>
          <table:table-cell office:value-type="string" table:style-name="ce1">
            <text:p>Det (MLOD)</text:p>
          </table:table-cell>
          <table:table-cell office:value-type="float" office:value="25" table:style-name="ce1">
            <text:p>25</text:p>
          </table:table-cell>
          <table:table-cell office:value-type="float" office:value="41.38" table:style-name="ce1">
            <text:p>41.38</text:p>
          </table:table-cell>
          <table:table-cell office:value-type="float" office:value="11.53" table:style-name="ce1">
            <text:p>11.53</text:p>
          </table:table-cell>
          <table:table-cell office:value-type="float" office:value="1.153" table:formula="of:=[.E42]/10" table:style-name="ce1">
            <text:p>1.153</text:p>
          </table:table-cell>
          <table:table-cell office:value-type="float" office:value="0.86" table:style-name="ce1">
            <text:p>0.86</text:p>
          </table:table-cell>
          <table:table-cell table:number-columns-repeated="2" table:style-name="ce1"/>
          <table:table-cell office:value-type="float" office:value="345041" table:style-name="ce1">
            <text:p>345041</text:p>
          </table:table-cell>
          <table:table-cell office:value-type="float" office:value="9" table:style-name="ce1">
            <text:p>9</text:p>
          </table:table-cell>
          <table:table-cell office:value-type="float" office:value="27.118644067796609" table:formula="of:=([.G41]-[.G42])/[.G41]*100" table:style-name="ce1">
            <text:p>27.11864407</text:p>
          </table:table-cell>
          <table:table-cell office:value-type="float" office:value="30.618686868686879" table:formula="of:=([.D42]-[.C41])/[.C41]*100" table:style-name="ce1">
            <text:p>30.618686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6-error</text:p>
          </table:table-cell>
          <table:table-cell office:value-type="string" table:style-name="ce1">
            <text:p>ALLD</text:p>
          </table:table-cell>
          <table:table-cell office:value-type="float" office:value="25" table:style-name="ce1">
            <text:p>25</text:p>
          </table:table-cell>
          <table:table-cell office:value-type="float" office:value="40.630000000000003" table:style-name="ce1">
            <text:p>40.63</text:p>
          </table:table-cell>
          <table:table-cell office:value-type="float" office:value="11.61" table:style-name="ce1">
            <text:p>11.61</text:p>
          </table:table-cell>
          <table:table-cell office:value-type="float" office:value="1.161" table:formula="of:=[.E43]/10" table:style-name="ce1">
            <text:p>1.161</text:p>
          </table:table-cell>
          <table:table-cell office:value-type="float" office:value="0.72" table:style-name="ce1">
            <text:p>0.72</text:p>
          </table:table-cell>
          <table:table-cell office:value-type="float" office:value="0.06" table:style-name="ce1">
            <text:p>0.06</text:p>
          </table:table-cell>
          <table:table-cell table:style-name="ce1"/>
          <table:table-cell office:value-type="float" office:value="345041" table:style-name="ce1">
            <text:p>345041</text:p>
          </table:table-cell>
          <table:table-cell office:value-type="float" office:value="9" table:style-name="ce1">
            <text:p>9</text:p>
          </table:table-cell>
          <table:table-cell office:value-type="float" office:value="38.983050847457626" table:formula="of:=([.G41]-[.G43])/[.G41]*100" table:style-name="ce1">
            <text:p>38.98305085</text:p>
          </table:table-cell>
          <table:table-cell office:value-type="float" office:value="28.251262626262637" table:formula="of:=([.D43]-[.C41])/[.C41]*100" table:style-name="ce1">
            <text:p>28.2512626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6-error</text:p>
          </table:table-cell>
          <table:table-cell office:value-type="string" table:style-name="ce1">
            <text:p>PRM</text:p>
          </table:table-cell>
          <table:table-cell office:value-type="float" office:value="25.13" table:style-name="ce1">
            <text:p>25.13</text:p>
          </table:table-cell>
          <table:table-cell office:value-type="float" office:value="34.31" table:style-name="ce1">
            <text:p>34.31</text:p>
          </table:table-cell>
          <table:table-cell office:value-type="float" office:value="12.46" table:style-name="ce1">
            <text:p>12.46</text:p>
          </table:table-cell>
          <table:table-cell office:value-type="float" office:value="1.246" table:formula="of:=[.E44]/10" table:style-name="ce1">
            <text:p>1.246</text:p>
          </table:table-cell>
          <table:table-cell office:value-type="float" office:value="0.66" table:style-name="ce1">
            <text:p>0.66</text:p>
          </table:table-cell>
          <table:table-cell office:value-type="float" office:value="0.06" table:style-name="ce1">
            <text:p>0.06</text:p>
          </table:table-cell>
          <table:table-cell table:style-name="ce1"/>
          <table:table-cell office:value-type="float" office:value="345041" table:style-name="ce1">
            <text:p>345041</text:p>
          </table:table-cell>
          <table:table-cell office:value-type="float" office:value="9" table:style-name="ce1">
            <text:p>9</text:p>
          </table:table-cell>
          <table:table-cell office:value-type="float" office:value="44.067796610169488" table:formula="of:=([.G41]-[.G44])/[.G41]*100" table:style-name="ce1">
            <text:p>44.06779661</text:p>
          </table:table-cell>
          <table:table-cell office:value-type="float" office:value="8.3017676767676853" table:formula="of:=([.D44]-[.C41])/[.C41]*100" table:style-name="ce1">
            <text:p>8.3017676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6-error</text:p>
          </table:table-cell>
          <table:table-cell office:value-type="string" table:style-name="ce1">
            <text:p>ACARM</text:p>
          </table:table-cell>
          <table:table-cell office:value-type="float" office:value="25" table:style-name="ce1">
            <text:p>25</text:p>
          </table:table-cell>
          <table:table-cell office:value-type="float" office:value="34.409999999999997" table:style-name="ce1">
            <text:p>34.41</text:p>
          </table:table-cell>
          <table:table-cell office:value-type="float" office:value="14.3" table:style-name="ce1">
            <text:p>14.3</text:p>
          </table:table-cell>
          <table:table-cell office:value-type="float" office:value="1.4300000000000002" table:formula="of:=[.E45]/10" table:style-name="ce1">
            <text:p>1.43</text:p>
          </table:table-cell>
          <table:table-cell office:value-type="float" office:value="0.65" table:style-name="ce1">
            <text:p>0.65</text:p>
          </table:table-cell>
          <table:table-cell table:number-columns-repeated="2" table:style-name="ce1"/>
          <table:table-cell office:value-type="float" office:value="345041" table:style-name="ce1">
            <text:p>345041</text:p>
          </table:table-cell>
          <table:table-cell office:value-type="float" office:value="9" table:style-name="ce1">
            <text:p>9</text:p>
          </table:table-cell>
          <table:table-cell office:value-type="float" office:value="44.915254237288131" table:formula="of:=([.G41]-[.G45])/[.G41]*100" table:style-name="ce1">
            <text:p>44.91525424</text:p>
          </table:table-cell>
          <table:table-cell office:value-type="float" office:value="8.6174242424242316" table:formula="of:=([.D45]-[.C41])/[.C41]*100" table:style-name="ce1">
            <text:p>8.6174242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6-error</text:p>
          </table:table-cell>
          <table:table-cell office:value-type="string" table:style-name="ce1">
            <text:p>FLARES-0</text:p>
          </table:table-cell>
          <table:table-cell office:value-type="float" office:value="26.27" table:style-name="ce1">
            <text:p>26.27</text:p>
          </table:table-cell>
          <table:table-cell office:value-type="float" office:value="35" table:style-name="ce1">
            <text:p>35</text:p>
          </table:table-cell>
          <table:table-cell office:value-type="float" office:value="6.89" table:style-name="ce1">
            <text:p>6.89</text:p>
          </table:table-cell>
          <table:table-cell office:value-type="float" office:value="0.68899999999999995" table:formula="of:=[.E46]/10" table:style-name="ce1">
            <text:p>0.689</text:p>
          </table:table-cell>
          <table:table-cell office:value-type="float" office:value="0.42" table:style-name="ce1">
            <text:p>0.42</text:p>
          </table:table-cell>
          <table:table-cell table:number-columns-repeated="4" table:style-name="ce1"/>
          <table:table-cell office:value-type="float" office:value="64.406779661016955" table:formula="of:=([.G41]-[.G46])/[.G41]*100" table:style-name="ce1">
            <text:p>64.40677966</text:p>
          </table:table-cell>
          <table:table-cell office:value-type="float" office:value="10.479797979797981" table:formula="of:=([.D46]-[.C41])/[.C41]*100" table:style-name="ce1">
            <text:p>10.479797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g-5-error</text:p>
          </table:table-cell>
          <table:table-cell office:value-type="string" table:style-name="ce1">
            <text:p>FLARES-1</text:p>
          </table:table-cell>
          <table:table-cell office:value-type="float" office:value="30.33" table:style-name="ce1">
            <text:p>30.33</text:p>
          </table:table-cell>
          <table:table-cell office:value-type="float" office:value="34.58" table:style-name="ce1">
            <text:p>34.58</text:p>
          </table:table-cell>
          <table:table-cell office:value-type="float" office:value="5.91" table:style-name="ce1">
            <text:p>5.91</text:p>
          </table:table-cell>
          <table:table-cell office:value-type="float" office:value="0.59099999999999997" table:formula="of:=[.E47]/10" table:style-name="ce1">
            <text:p>0.591</text:p>
          </table:table-cell>
          <table:table-cell office:value-type="float" office:value="0.61" table:style-name="ce1">
            <text:p>0.61</text:p>
          </table:table-cell>
          <table:table-cell table:number-columns-repeated="4" table:style-name="ce1"/>
          <table:table-cell office:value-type="float" office:value="48.305084745762713" table:formula="of:=([.G41]-[.G47])/[.G41]*100" table:style-name="ce1">
            <text:p>48.30508475</text:p>
          </table:table-cell>
          <table:table-cell office:value-type="float" office:value="9.1540404040403995" table:formula="of:=([.D47]-[.C41])/[.C41]*100" table:style-name="ce1">
            <text:p>9.154040404</text:p>
          </table:table-cell>
          <table:table-cell table:number-columns-repeated="1637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Sandhya Saisubramanian</dc:creator>
    <meta:creation-date>2017-10-23T14:46:44Z</meta:creation-date>
    <dc:date>2017-11-08T19:40:11Z</dc:date>
    <meta:editing-cycles>75</meta:editing-cycles>
    <meta:editing-duration>PT34265S</meta:editing-duration>
  </office:meta>
</office:document-meta>
</file>